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495" officeooo:paragraph-rsid="0015a495"/>
    </style:style>
    <style:style style:name="P2" style:family="paragraph" style:parent-style-name="Standard">
      <style:text-properties officeooo:rsid="001a30b6" officeooo:paragraph-rsid="001a30b6"/>
    </style:style>
    <style:style style:name="P3" style:family="paragraph" style:parent-style-name="Standard">
      <style:text-properties officeooo:rsid="001d9a80" officeooo:paragraph-rsid="001d9a80"/>
    </style:style>
    <style:style style:name="P4" style:family="paragraph" style:parent-style-name="Standard">
      <style:text-properties officeooo:rsid="00226be6" officeooo:paragraph-rsid="00226be6"/>
    </style:style>
    <style:style style:name="P5" style:family="paragraph" style:parent-style-name="Standard">
      <style:text-properties officeooo:rsid="00261628" officeooo:paragraph-rsid="00261628"/>
    </style:style>
    <style:style style:name="P6" style:family="paragraph" style:parent-style-name="Standard">
      <style:text-properties officeooo:rsid="00289582" officeooo:paragraph-rsid="00289582"/>
    </style:style>
    <style:style style:name="P7" style:family="paragraph" style:parent-style-name="Standard">
      <style:text-properties officeooo:rsid="0029d34a" officeooo:paragraph-rsid="0029d34a"/>
    </style:style>
    <style:style style:name="P8" style:family="paragraph" style:parent-style-name="Standard">
      <style:text-properties officeooo:rsid="00300793" officeooo:paragraph-rsid="00300793"/>
    </style:style>
    <style:style style:name="P9" style:family="paragraph" style:parent-style-name="Standard">
      <style:text-properties officeooo:rsid="00309663" officeooo:paragraph-rsid="00309663"/>
    </style:style>
    <style:style style:name="P10" style:family="paragraph" style:parent-style-name="Standard">
      <style:text-properties officeooo:rsid="00336cc3" officeooo:paragraph-rsid="00336cc3"/>
    </style:style>
    <style:style style:name="P11" style:family="paragraph" style:parent-style-name="Standard">
      <style:text-properties officeooo:rsid="003473e3" officeooo:paragraph-rsid="003473e3"/>
    </style:style>
    <style:style style:name="P12" style:family="paragraph" style:parent-style-name="Standard">
      <style:text-properties officeooo:rsid="003614d0" officeooo:paragraph-rsid="003614d0"/>
    </style:style>
    <style:style style:name="P13" style:family="paragraph" style:parent-style-name="Standard">
      <style:text-properties officeooo:rsid="003cea99" officeooo:paragraph-rsid="003cea99"/>
    </style:style>
    <style:style style:name="P14" style:family="paragraph" style:parent-style-name="Standard">
      <style:text-properties officeooo:rsid="00309663" officeooo:paragraph-rsid="00309663"/>
    </style:style>
    <style:style style:name="T1" style:family="text">
      <style:text-properties officeooo:rsid="0015a495"/>
    </style:style>
    <style:style style:name="T2" style:family="text">
      <style:text-properties officeooo:rsid="001a30b6"/>
    </style:style>
    <style:style style:name="T3" style:family="text">
      <style:text-properties officeooo:rsid="003f38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9"/><text:span text:style-name="T1">Day_7</text:span></text:p>
      <text:p text:style-name="Standard"/>
      <text:p text:style-name="Standard"/>
      <text:p text:style-name="P1"/>
      <text:p text:style-name="P1">1. Write a program in Python to accept user input (strings) until user enters "end" and store that in file</text:p>
      <text:p text:style-name="P1">(No need of string "end" to store). Read the contents of file through program and print the output.</text:p>
      <text:p text:style-name="P1"/>
      <text:p text:style-name="P1"/>
      <text:p text:style-name="P1">while True:</text:p>
      <text:p text:style-name="P1"><text:tab/>val = raw_input("Enter a string: ")</text:p>
      <text:p text:style-name="P1"><text:tab/>fo = open("file.txt","a")</text:p>
      <text:p text:style-name="P1"><text:tab/>fo.write(val)</text:p>
      <text:p text:style-name="P1"><text:tab/>fo.write("\n")</text:p>
      <text:p text:style-name="P1"><text:tab/>if val == "end":</text:p>
      <text:p text:style-name="P1"><text:tab/><text:tab/>exit()</text:p>
      <text:p text:style-name="P1"><text:tab/></text:p>
      <text:p text:style-name="P5">2. Assume that you have file employees.txt containing employee name and employee id, say for</text:p>
      <text:p text:style-name="P5">example,</text:p>
      <text:p text:style-name="P5">Jagdish:VT-709</text:p>
      <text:p text:style-name="P5">Priya:VT-528</text:p>
      <text:p text:style-name="P5"/>
      <text:p text:style-name="P5"/>
      <text:p text:style-name="P5">employee.txt</text:p>
      <text:p text:style-name="P5">Jagdish:VT-709</text:p>
      <text:p text:style-name="P5">Priya:VT-528</text:p>
      <text:p text:style-name="P5"/>
      <text:p text:style-name="P5"/>
      <text:p text:style-name="P5">def Emp_data(name):</text:p>
      <text:p text:style-name="P5"><text:tab/>fo=open(“employee.txt”,”r”)</text:p>
      <text:p text:style-name="P5"><text:tab/>fa=fo.readlines()</text:p>
      <text:p text:style-name="P5"><text:tab/>for index in fa:</text:p>
      <text:p text:style-name="P5"><text:tab/><text:tab/>lines=index.split(“:”)</text:p>
      <text:p text:style-name="P5"><text:tab/><text:tab/>if lines[0] == name:</text:p>
      <text:p text:style-name="P5"><text:tab/><text:tab/><text:tab/>print lines[0],”:”,lines[1]</text:p>
      <text:p text:style-name="P5">def main()</text:p>
      <text:p text:style-name="P5"><text:tab/>name=raw_input(“Enter a employee name: <text:s/>“)</text:p>
      <text:p text:style-name="P5"><text:tab/>Emp_data(name)</text:p>
      <text:p text:style-name="P5">main</text:p>
      <text:p text:style-name="P5"/>
      <text:p text:style-name="P5"/>
      <text:p text:style-name="P5"/>
      <text:p text:style-name="P5"/>
      <text:p text:style-name="P1">3. Write a program in Python to perform the following:</text:p>
      <text:p text:style-name="P1"> Write a function count_words_in_file() to return number of whitespace separated words in a</text:p>
      <text:p text:style-name="P1">given file</text:p>
      <text:p text:style-name="P1"> Write a function sum_numbers_in_file() to return sum of numbers (integers separated by white</text:p>
      <text:p text:style-name="P1">space) in a given file</text:p>
      <text:p text:style-name="P1"/>
      <text:p text:style-name="P1"/>
      <text:p text:style-name="P1">#!/usr/bin/python</text:p>
      <text:p text:style-name="P1"/>
      <text:p text:style-name="P1"><text:soft-page-break/>num_lines = 0</text:p>
      <text:p text:style-name="P1">num_words = 0</text:p>
      <text:p text:style-name="P1">num_chars = 0</text:p>
      <text:p text:style-name="P1"/>
      <text:p text:style-name="P1">fa = open("file2.txt","r")</text:p>
      <text:p text:style-name="P1">for line in fa:</text:p>
      <text:p text:style-name="P1"><text:tab/>words = line.split()</text:p>
      <text:p text:style-name="P1"/>
      <text:p text:style-name="P1"><text:tab/>num_lines += 1</text:p>
      <text:p text:style-name="P1"><text:s text:c="4"/><text:tab/>num_words += len(words)</text:p>
      <text:p text:style-name="P1"><text:s text:c="4"/><text:tab/>num_chars += len(line)</text:p>
      <text:p text:style-name="P1">print num_chars</text:p>
      <text:p text:style-name="P1">print num_words</text:p>
      <text:p text:style-name="P1">print num_lines</text:p>
      <text:p text:style-name="P1"/>
      <text:p text:style-name="P1"/>
      <text:p text:style-name="P1">4. Write a program in Python to implement command line arguments with options. This has to be</text:p>
      <text:p text:style-name="P1">something like this.</text:p>
      <text:p text:style-name="P1">Generate a file called input.txt (or whatever required name), this has to have one number each line.</text:p>
      <text:p text:style-name="P1">Read the contents of file, sum the numbers and display the sum in the file as provided by user (say</text:p>
      <text:p text:style-name="P1">output.txt). User has to execute the program as following</text:p>
      <text:p text:style-name="P1">$ ./find_sum_from_files –i input.txt –o output.txt</text:p>
      <text:p text:style-name="P1">If user not enters other than i and o options with values or with –h, display help message such as for</text:p>
      <text:p text:style-name="P1">all the below cases</text:p>
      <text:p text:style-name="P1">$ ./find_sum_from_files –i</text:p>
      <text:p text:style-name="P1">$ ./find_sum_from_files –i input.txt</text:p>
      <text:p text:style-name="P1">$ ./find_sum_from_files –i input.txt -o</text:p>
      <text:p text:style-name="P1">$ ./find_sum_from_files –o output.txt</text:p>
      <text:p text:style-name="P1">$ ./find_sum_from_files –h</text:p>
      <text:p text:style-name="P1">$ ./find_sum_from_files –x</text:p>
      <text:p text:style-name="P1">Handle errors or invalid inputs using exceptions.</text:p>
      <text:p text:style-name="P1"/>
      <text:p text:style-name="P1"/>
      <text:p text:style-name="P1">#!/usr/bin/python</text:p>
      <text:p text:style-name="P1">import sys,getopt</text:p>
      <text:p text:style-name="P1"/>
      <text:p text:style-name="P1">def main(argv):</text:p>
      <text:p text:style-name="P1"><text:tab/>inputfile = ''</text:p>
      <text:p text:style-name="P1"><text:tab/>outputfile = ''</text:p>
      <text:p text:style-name="P1"><text:tab/>try: </text:p>
      <text:p text:style-name="P1"><text:tab/><text:tab/>opts,args = getopt.getopt(argv,"hi:o:",["ifile=","ofile="])</text:p>
      <text:p text:style-name="P1"><text:tab/>except getopt.GetoptError:</text:p>
      <text:p text:style-name="P1"><text:tab/><text:tab/>print 'getopts_test.py -i &lt;inputfile&gt; -o &lt;ouputfile&gt;'</text:p>
      <text:p text:style-name="P1"><text:tab/><text:tab/>sys.exit(2)</text:p>
      <text:p text:style-name="P1"><text:tab/>for opt,arg in opts:</text:p>
      <text:p text:style-name="P1"><text:tab/><text:tab/>if opt == '-h':</text:p>
      <text:p text:style-name="P1"><text:tab/><text:tab/><text:tab/>print 'usage: getopts_test.py -i&lt;inputfile&gt; -o&lt;outputfile&gt;'</text:p>
      <text:p text:style-name="P1"><text:tab/><text:tab/><text:tab/>sys.exit()</text:p>
      <text:p text:style-name="P1"><text:tab/><text:tab/>elif opt in ("-i","__ifile"):</text:p>
      <text:p text:style-name="P1"><text:tab/><text:tab/><text:tab/>inputfile= arg</text:p>
      <text:p text:style-name="P1"><text:tab/><text:tab/>elif opt in ("-o","__ofile"):</text:p>
      <text:p text:style-name="P1"><text:tab/><text:tab/><text:tab/>outputfile = arg</text:p>
      <text:p text:style-name="P1"><text:soft-page-break/><text:tab/>print 'input file <text:s/>is ',inputfile</text:p>
      <text:p text:style-name="P1"><text:tab/>print 'output file is',outputfile</text:p>
      <text:p text:style-name="P1"><text:tab/>return</text:p>
      <text:p text:style-name="P1">if __name__ == '__main__':</text:p>
      <text:p text:style-name="P1"><text:tab/>main(sys.argv[1:])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Write a program in Python to read a sample csv file and print the values</text:p>
      <text:p text:style-name="P1"/>
      <text:p text:style-name="P1">import csv</text:p>
      <text:p text:style-name="P1">fa = open("file.csv","rb")</text:p>
      <text:p text:style-name="P1">readcsv = csv.reader(fa)</text:p>
      <text:p text:style-name="P1">for row in readcsv:</text:p>
      <text:p text:style-name="P1"><text:tab/>print r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span text:style-name="T2">day_8</text:span></text:p>
      <text:p text:style-name="P1"/>
      <text:p text:style-name="P1"/>
      <text:p text:style-name="P2">1. Write a class Arithmetic to have 4 methods, add(), sub(), mul(), div() to perform arithmetic</text:p>
      <text:p text:style-name="P2">operations. Also, include constructor and destructor functions for the Arithmetic Class. Supply the</text:p>
      <text:p text:style-name="P2">arguments values to functions from main program.</text:p>
      <text:p text:style-name="P2"/>
      <text:p text:style-name="P2">class cal():</text:p>
      <text:p text:style-name="P2"><text:s text:c="4"/>def __init__(self,a,b):</text:p>
      <text:p text:style-name="P2"><text:s text:c="8"/>self.a=a</text:p>
      <text:p text:style-name="P2"><text:s text:c="8"/>self.b=b</text:p>
      <text:p text:style-name="P2"><text:s text:c="4"/>def add(self):</text:p>
      <text:p text:style-name="P2"><text:s text:c="8"/>return self.a+self.b</text:p>
      <text:p text:style-name="P2"><text:s text:c="4"/>def mul(self):</text:p>
      <text:p text:style-name="P2"><text:s text:c="8"/>return self.a*self.b</text:p>
      <text:p text:style-name="P2"><text:s text:c="4"/>def div(self):</text:p>
      <text:p text:style-name="P2"><text:s text:c="8"/>return self.a/self.b</text:p>
      <text:p text:style-name="P2"><text:s text:c="4"/>def sub(self):</text:p>
      <text:p text:style-name="P2"><text:s text:c="8"/>return self.a-self.b</text:p>
      <text:p text:style-name="P2"><text:tab/>def __del__(self):</text:p>
      <text:p text:style-name="P2"><text:s text:c="4"/><text:tab/><text:tab/>print "destructor"</text:p>
      <text:p text:style-name="P2"><text:tab/><text:tab/>raise Exception("raise")</text:p>
      <text:p text:style-name="P4">def main():</text:p>
      <text:p text:style-name="P2"><text:tab/>a=input("Enter a value: ")</text:p>
      <text:p text:style-name="P2"><text:tab/>b=input("Enter a b value: ")</text:p>
      <text:p text:style-name="P2"><text:soft-page-break/><text:tab/>val = cal(a,b)</text:p>
      <text:p text:style-name="P2">#<text:tab/>del.val()</text:p>
      <text:p text:style-name="P2"><text:tab/>print val.add()</text:p>
      <text:p text:style-name="P2"><text:tab/>print val.sub()<text:tab/></text:p>
      <text:p text:style-name="P2"><text:tab/>print val.mul()</text:p>
      <text:p text:style-name="P2"><text:tab/>print val.div()</text:p>
      <text:p text:style-name="P4">if __name__ == <text:s/>“__main__”:</text:p>
      <text:p text:style-name="P4"><text:tab/>main()</text:p>
      <text:p text:style-name="P2"/>
      <text:p text:style-name="P3">2. Define a class with a generator which can iterate the numbers, which are divisible by num, between</text:p>
      <text:p text:style-name="P3">a given range 1 and limit. The variables num and limit are provided as user input. Include main</text:p>
      <text:p text:style-name="P3">program to test the generator class.</text:p>
      <text:p text:style-name="P3"/>
      <text:p text:style-name="P3"/>
      <text:p text:style-name="P6"/>
      <text:p text:style-name="P6">class divisible:</text:p>
      <text:p text:style-name="P6"><text:tab/>def __init__(self):<text:tab/></text:p>
      <text:p text:style-name="P6"><text:tab/><text:tab/>pass</text:p>
      <text:p text:style-name="P6"><text:tab/>def putNumbers(self,num,limit):</text:p>
      <text:p text:style-name="P6"><text:s text:c="4"/><text:tab/><text:tab/>i=0</text:p>
      <text:p text:style-name="P6"><text:tab/><text:tab/>while i&lt;=limit:</text:p>
      <text:p text:style-name="P6"><text:tab/><text:tab/><text:tab/>if i%num == 0:</text:p>
      <text:p text:style-name="P6"><text:tab/><text:tab/><text:tab/><text:tab/>yield i</text:p>
      <text:p text:style-name="P6"><text:tab/><text:tab/><text:tab/>i+=1</text:p>
      <text:p text:style-name="P6">obj = divisible()</text:p>
      <text:p text:style-name="P6">num = input("Enter a number: ")</text:p>
      <text:p text:style-name="P6">limit = input("Enter a range: ")</text:p>
      <text:p text:style-name="P6">for index in obj.putNumbers(num,limit):</text:p>
      <text:p text:style-name="P6"><text:tab/>print index</text:p>
      <text:p text:style-name="P6">3. Write a program in Python to implement the following:</text:p>
      <text:p text:style-name="P6">• A vector class and demonstrate addition, subtraction and multiplication operations on it.</text:p>
      <text:p text:style-name="P6">• Include a constructor and destructor method</text:p>
      <text:p text:style-name="P6">• Include a representation object or string printing object method</text:p>
      <text:p text:style-name="P6">• Also include main program to access the defined vector class methods</text:p>
      <text:p text:style-name="P6"/>
      <text:p text:style-name="P6"/>
      <text:p text:style-name="P6"/>
      <text:p text:style-name="P7">class Vector:</text:p>
      <text:p text:style-name="P7"><text:tab/>def __init__(self,num1,num2):</text:p>
      <text:p text:style-name="P7"><text:tab/><text:tab/>self.num1 = num2</text:p>
      <text:p text:style-name="P7"><text:tab/><text:tab/>self.num2 = num2</text:p>
      <text:p text:style-name="P7"><text:tab/>def __add__(self,other):</text:p>
      <text:p text:style-name="P7"><text:tab/><text:tab/>return self.num1+other.num1,self.num2+other.num2</text:p>
      <text:p text:style-name="P7"><text:tab/>def __sub__(self,other):</text:p>
      <text:p text:style-name="P7"><text:tab/><text:tab/>return self.num1-other.num1,self.num2-other.num2</text:p>
      <text:p text:style-name="P7"><text:tab/>def __mul__(self,other):</text:p>
      <text:p text:style-name="P7"><text:tab/><text:tab/>return self.num1-other.num1,self.num2-other.num2</text:p>
      <text:p text:style-name="P7"><text:tab/>def __div__(self,other):</text:p>
      <text:p text:style-name="P7"><text:tab/><text:tab/>return self.num1-other.num1,self.num2-other.num2</text:p>
      <text:p text:style-name="P7"><text:tab/>def __repr__(self):</text:p>
      <text:p text:style-name="P7"><text:tab/><text:tab/> return self.num1,self.num2</text:p>
      <text:p text:style-name="P7"><text:soft-page-break/><text:tab/>def __del__(self):</text:p>
      <text:p text:style-name="P7"><text:tab/><text:tab/>print "destoring"</text:p>
      <text:p text:style-name="P7"><text:tab/><text:tab/>return</text:p>
      <text:p text:style-name="P7">def main():</text:p>
      <text:p text:style-name="P7"><text:tab/>vect1 = Vector(3,5)</text:p>
      <text:p text:style-name="P7"><text:tab/>vect2 = Vector(5,6)</text:p>
      <text:p text:style-name="P7"><text:tab/>print vect1+vect2</text:p>
      <text:p text:style-name="P7"><text:tab/>print vect1-vect2</text:p>
      <text:p text:style-name="P7"><text:tab/>print vect1/vect2</text:p>
      <text:p text:style-name="P7"><text:tab/>#del vect1</text:p>
      <text:p text:style-name="P7">if __name__ == "__main__":</text:p>
      <text:p text:style-name="P7"><text:tab/>main()</text:p>
      <text:p text:style-name="P7"/>
      <text:p text:style-name="P7"/>
      <text:p text:style-name="P7"/>
      <text:p text:style-name="P8">4. Define a class named Shape and its sub Classes Square and Rectangle. The Square class has an init</text:p>
      <text:p text:style-name="P8">function which takes a length as argument. The Rectangle class has an init function which takes</text:p>
      <text:p text:style-name="P8">length and breadth as arguments. Both classes (Shape, Square and Rectangle) have an area function</text:p>
      <text:p text:style-name="P8">which can print the area of the shape where Shape's area is 0 by default.</text:p>
      <text:p text:style-name="P8"/>
      <text:p text:style-name="P9">class Shape(object):</text:p>
      <text:p text:style-name="P9"/>
      <text:p text:style-name="P9"><text:s text:c="4"/>def __init__(self, n):</text:p>
      <text:p text:style-name="P9"><text:s text:c="8"/>self.number_of_sides = n</text:p>
      <text:p text:style-name="P9"><text:s text:c="4"/></text:p>
      <text:p text:style-name="P9"><text:s text:c="4"/>def print_num_sides(self):</text:p>
      <text:p text:style-name="P9"><text:s text:c="8"/>print('There are ' + str(self.number_of_sides) + 'sides.')</text:p>
      <text:p text:style-name="P9"/>
      <text:p text:style-name="P9">class Square(Shape):</text:p>
      <text:p text:style-name="P9"/>
      <text:p text:style-name="P9"><text:s text:c="4"/>def __init__(self, lengths_of_sides):</text:p>
      <text:p text:style-name="P9"><text:s text:c="8"/>Shape.__init__(self, 3)</text:p>
      <text:p text:style-name="P9"><text:s text:c="8"/>self.lengths_of_sides = lengths_of_sides <text:s/></text:p>
      <text:p text:style-name="P9"><text:s text:c="4"/></text:p>
      <text:p text:style-name="P9"><text:s text:c="4"/>def get_area(self):</text:p>
      <text:p text:style-name="P9"><text:s text:c="8"/>a, b, c = self.lengths_of_sides</text:p>
      <text:p text:style-name="P9"><text:s text:c="8"/>s = (a + b + c) / 2</text:p>
      <text:p text:style-name="P9"><text:s text:c="8"/>return (s*(s-a)*(s-b)*(s-c)) ** 0.5</text:p>
      <text:p text:style-name="P9"/>
      <text:p text:style-name="P9">class Rectangle(Shape):</text:p>
      <text:p text:style-name="P9"/>
      <text:p text:style-name="P9"><text:s text:c="4"/>def __init__(self, lenghts_of_sides):</text:p>
      <text:p text:style-name="P9"><text:s text:c="8"/>Shape.__init__(self, 4)</text:p>
      <text:p text:style-name="P9"><text:s text:c="8"/>self.lengths_of_sides = lengths_of_sides <text:s/></text:p>
      <text:p text:style-name="P9"><text:s text:c="4"/></text:p>
      <text:p text:style-name="P9"><text:s text:c="4"/>def get_area(self):</text:p>
      <text:p text:style-name="P9"><text:s text:c="8"/>x, y = self.lenghts_of_sides</text:p>
      <text:p text:style-name="P9"><text:s text:c="8"/>return x * y</text:p>
      <text:p text:style-name="P9">p = Shape(9)</text:p>
      <text:p text:style-name="P9">p.print_num_sides()</text:p>
      <text:p text:style-name="P9"/>
      <text:p text:style-name="P9"><text:soft-page-break/><text:tab/><text:tab/><text:tab/><text:tab/> <text:s text:c="2"/></text:p>
      <text:p text:style-name="P9"/>
      <text:p text:style-name="P9"/>
      <text:p text:style-name="P9"/>
      <text:p text:style-name="P9"><text:tab/><text:tab/><text:tab/><text:tab/> <text:span text:style-name="T3">day - 9</text:span></text:p>
      <text:p text:style-name="P10">2. Assuming that we have some email addresses in the "username@companyname.com" format,</text:p>
      <text:p text:style-name="P10">please write program to print the user name of a given email address. Both user names and</text:p>
      <text:p text:style-name="P10">company names are composed of letters only.</text:p>
      <text:p text:style-name="P10">Example:</text:p>
      <text:p text:style-name="P10">If the following email address is given as input to the program:</text:p>
      <text:p text:style-name="P10">john@google.com</text:p>
      <text:p text:style-name="P10">Then, the output of the program should be:</text:p>
      <text:p text:style-name="P10">John</text:p>
      <text:p text:style-name="P10"/>
      <text:p text:style-name="P10"/>
      <text:p text:style-name="P10">#!/usr/bin/python</text:p>
      <text:p text:style-name="P10">import re</text:p>
      <text:p text:style-name="P10">val = raw_input(“Enter a email address : “)</text:p>
      <text:p text:style-name="P10">val2 = “(\w+)@((\w+\.)+(com))”</text:p>
      <text:p text:style-name="P10">str1= re.match(val2,val)</text:p>
      <text:p text:style-name="P10">print str1.group(1)</text:p>
      <text:p text:style-name="P10"/>
      <text:p text:style-name="P11">o/p:</text:p>
      <text:p text:style-name="P11"/>
      <text:p text:style-name="P11">john</text:p>
      <text:p text:style-name="P11"/>
      <text:p text:style-name="P11"/>
      <text:p text:style-name="P11"/>
      <text:p text:style-name="P11"/>
      <text:p text:style-name="P12">3. Write a program which accepts a sequence of words separated by whitespace as input to print the</text:p>
      <text:p text:style-name="P12">words composed of digits only.</text:p>
      <text:p text:style-name="P12">Example:</text:p>
      <text:p text:style-name="P12">If the following words is given as input to the program:</text:p>
      <text:p text:style-name="P12">2 cats and 3 dogs.</text:p>
      <text:p text:style-name="P12">Then, the output of the program should be:</text:p>
      <text:p text:style-name="P12">['2', '3']</text:p>
      <text:p text:style-name="P11"/>
      <text:p text:style-name="P11"/>
      <text:p text:style-name="P12">#!/usr/bin/python</text:p>
      <text:p text:style-name="P12">str1 = "2 cats and 3 dogs"</text:p>
      <text:p text:style-name="P12">list1= []</text:p>
      <text:p text:style-name="P12">for index in str1:</text:p>
      <text:p text:style-name="P12"><text:tab/>if index.isdigit():</text:p>
      <text:p text:style-name="P12"><text:tab/><text:tab/>list1.append(index)</text:p>
      <text:p text:style-name="P12">print list1</text:p>
      <text:p text:style-name="P6"/>
      <text:p text:style-name="P6"/>
      <text:p text:style-name="P6"/>
      <text:p text:style-name="P13">4. Write simple a program in python to perform the following:</text:p>
      <text:p text:style-name="P13">Find position of pattern in the text. Print the pattern match position (start and end) for any text.</text:p>
      <text:p text:style-name="P13">Sample Text: 'Hi! Welcome to Votary Tech.'</text:p>
      <text:p text:style-name="P13"> Write function to replace the string using re module. Take a text as 'Hi! Welcome to Votary</text:p>
      <text:p text:style-name="P13"><text:soft-page-break/>Tech.' replace 'Hi!' with 'Hello' and print the substituted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2:00:46.262010633</meta:creation-date>
    <dc:date>2017-12-26T15:15:05.209065479</dc:date>
    <meta:editing-duration>PT2H53M12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7" meta:paragraph-count="236" meta:word-count="1038" meta:character-count="7379" meta:non-whitespace-character-count="6150"/>
  </office:meta>
</office:document-meta>
</file>